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complex="Arial"/>
    </style:style>
    <style:style style:name="P2" style:family="paragraph" style:parent-style-name="Standard">
      <style:paragraph-properties fo:margin-left="0cm" fo:margin-right="3.45cm" fo:text-indent="0cm" style:auto-text-indent="false"/>
      <style:text-properties style:font-name="Arial" fo:font-size="10pt" style:font-size-asian="10pt" style:font-name-complex="Arial"/>
    </style:style>
    <style:style style:name="P3" style:family="paragraph" style:parent-style-name="Standard">
      <style:paragraph-properties fo:margin-left="0cm" fo:margin-right="0cm" fo:line-height="100%" fo:text-indent="0cm" style:auto-text-indent="false"/>
    </style:style>
    <style:style style:name="P4" style:family="paragraph" style:parent-style-name="Standard">
      <style:paragraph-properties fo:margin-left="0cm" fo:margin-right="0cm" fo:line-height="100%" fo:text-indent="0cm" style:auto-text-indent="false"/>
      <style:text-properties style:font-name="Arial" fo:font-size="12pt" fo:font-style="normal" fo:font-weight="bold" fo:background-color="transparent" style:font-size-asian="12pt" style:font-style-asian="normal" style:font-weight-asian="bold" style:font-name-complex="Arial" style:font-size-complex="12pt" style:font-style-complex="normal"/>
    </style:style>
    <style:style style:name="P5" style:family="paragraph" style:parent-style-name="Standard">
      <style:paragraph-properties fo:margin-left="0cm" fo:margin-right="0cm" fo:line-height="100%" fo:text-indent="0cm" style:auto-text-indent="false"/>
      <style:text-properties style:font-name="Arial" fo:font-size="12pt" fo:font-style="normal" fo:background-color="transparent" style:font-size-asian="12pt" style:font-style-asian="normal" style:font-name-complex="Arial" style:font-size-complex="12pt" style:font-style-complex="normal"/>
    </style:style>
    <style:style style:name="P6" style:family="paragraph" style:parent-style-name="Standard">
      <style:paragraph-properties fo:margin-left="0cm" fo:margin-right="0cm" fo:line-height="100%" fo:text-indent="0cm" style:auto-text-indent="false"/>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 style:family="paragraph" style:parent-style-name="Standard">
      <style:paragraph-properties fo:margin-left="0cm" fo:margin-right="0cm" fo:line-height="100%" fo:text-indent="0cm" style:auto-text-indent="false"/>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margin-left="0cm" fo:margin-right="0cm" fo:line-height="100%" fo:text-indent="0cm" style:auto-text-indent="false"/>
      <style:text-properties style:font-name="Arial" fo:font-size="12pt" fo:font-style="normal" fo:background-color="transparent" style:font-size-asian="12pt" style:font-style-asian="normal" style:font-name-complex="Arial" style:font-size-complex="12pt" style:font-style-complex="normal"/>
    </style:style>
    <style:style style:name="P9" style:family="paragraph" style:parent-style-name="Standard">
      <style:paragraph-properties fo:margin-left="0cm" fo:margin-right="0cm" fo:line-height="100%" fo:text-indent="0cm" style:auto-text-indent="false"/>
      <style:text-properties style:font-name="Arial" fo:font-size="12pt" fo:font-style="normal" fo:font-weight="bold" fo:background-color="transparent" style:font-size-asian="12pt" style:font-style-asian="normal" style:font-weight-asian="bold" style:font-name-complex="Arial" style:font-size-complex="12pt" style:font-style-complex="normal"/>
    </style:style>
    <style:style style:name="P10" style:family="paragraph" style:parent-style-name="Standard">
      <style:paragraph-properties fo:margin-left="0cm" fo:margin-right="0cm" fo:line-height="100%" fo:text-indent="0cm" style:auto-text-indent="false"/>
    </style:style>
    <style:style style:name="T1" style:family="text">
      <style:text-properties style:font-name="Arial" fo:font-size="12pt" fo:font-style="normal" fo:background-color="transparent" loext:char-shading-value="0" style:font-size-asian="12pt" style:font-style-asian="normal" style:font-name-complex="Arial" style:font-size-complex="12pt" style:font-style-complex="normal"/>
    </style:style>
    <style:style style:name="T2" style:family="text">
      <style:text-properties style:font-name="Arial" fo:font-size="12pt" fo:font-style="normal" fo:font-weight="normal" fo:background-color="transparent" loext:char-shading-value="0" style:font-size-asian="12pt" style:font-style-asian="normal" style:font-weight-asian="normal" style:font-name-complex="Arial" style:font-size-complex="12pt" style:font-style-complex="normal" style:font-weight-complex="normal"/>
    </style:style>
    <style:style style:name="T3" style:family="text">
      <style:text-properties officeooo:rsid="000d77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GoBack"/>TMS USERS TEST <text:span text:style-name="T3">(UoReading, &gt;2011) </text:span>DATE______ NAME_____________________</text:p>
      <text:p text:style-name="P4"/>
      <text:p text:style-name="P4">Section A: Basic mechanisms of TMS</text:p>
      <text:p text:style-name="P5"/>
      <text:p text:style-name="P6">Describe briefly how TMS works (i.e., how the TMS coil affects/stimulates the brain)</text:p>
      <text:p text:style-name="P6"/>
      <text:p text:style-name="P5">Name the most common forms of TMS</text:p>
      <text:p text:style-name="P5"/>
      <text:p text:style-name="P5">What are the four main parameters that define different types of TMS?</text:p>
      <text:p text:style-name="P5"/>
      <text:p text:style-name="P5">How might the intensity of TMS be adjusted for different participants?</text:p>
      <text:p text:style-name="P5"/>
      <text:p text:style-name="P5">What is the difference between low-frequency ('slow') and high-frequency ('rapid') rTMS?</text:p>
      <text:p text:style-name="P5"/>
      <text:p text:style-name="P5">What is the minimum separation in time between successive TMS pulses for a 'single-pulse TMS' experiment?</text:p>
      <text:p text:style-name="P5"/>
      <text:p text:style-name="P5">What is sham TMS?</text:p>
      <text:p text:style-name="P5"/>
      <text:p text:style-name="P5">What is 'patterned rTMS'?</text:p>
      <text:p text:style-name="P5"/>
      <text:p text:style-name="P5">What is the difference between single-pulse and repetitive TMS, and what might they be used for?</text:p>
      <text:p text:style-name="P5"/>
      <text:p text:style-name="P5"/>
      <text:p text:style-name="P4">Section B: Types of TMS studies, general safety and ethical considerations</text:p>
      <text:p text:style-name="P6"/>
      <text:p text:style-name="P6">What are Class 1 TMS studies?</text:p>
      <text:p text:style-name="P6"/>
      <text:p text:style-name="P6">What are Class 2 TMS studies?</text:p>
      <text:p text:style-name="P6"/>
      <text:p text:style-name="P6">What are Class 3 TMS studies?</text:p>
      <text:p text:style-name="P6"/>
      <text:p text:style-name="P6">What items should not be taken within 50cm of the TMS stimulating coil?</text:p>
      <text:p text:style-name="P6"/>
      <text:p text:style-name="P6">What is a good estimate of the maximum number of TMS pulses that an individual should receive in a session of single-pulse TMS?</text:p>
      <text:p text:style-name="P6"/>
      <text:p text:style-name="P6">Why must ear protection be worn during TMS?</text:p>
      <text:p text:style-name="P6"/>
      <text:p text:style-name="P6">What must a participant do before they are permitted to take part in a TMS experiment?</text:p>
      <text:p text:style-name="P6"/>
      <text:p text:style-name="P6">How must the participant Screening Form be administered?</text:p>
      <text:p text:style-name="P6"/>
      <text:p text:style-name="P6">How many TMS experiments can a participant undergo during one day?</text:p>
      <text:p text:style-name="P6"/>
      <text:p text:style-name="P6">You are scheduled to run an experiment with an authorised TMS user, but they are unable to attend. You have completed 10 hours of training but are not yet an authorised user. Can you run the study alone?</text:p>
      <text:p text:style-name="P6"/>
      <text:p text:style-name="P6"><text:soft-page-break/>A participant tells you that they have a skin problem which means they cannot wear earplugs during the experiment. What do you do?</text:p>
      <text:p text:style-name="P6"/>
      <text:p text:style-name="P6">You are running your second TMS study. A participant arrives who participated in your last study (a few months ago). Do they need to complete the Screening Form, as you screened them previously?</text:p>
      <text:p text:style-name="P6"/>
      <text:p text:style-name="P6">How many TMS experiments can a participant undergo during one day?</text:p>
      <text:p text:style-name="P6"/>
      <text:p text:style-name="P6">What must a person do before they can become an authorised user of TMS?</text:p>
      <text:p text:style-name="P6"/>
      <text:p text:style-name="P6">You are scheduled to run an experiment with an authorised TMS user, but they are unable to attend. You have completed 10 hours of training but are not yet an authorised user. Can you run the study alone?</text:p>
      <text:p text:style-name="P6"/>
      <text:p text:style-name="P6">How must the participant Screening Form be administered?</text:p>
      <text:p text:style-name="P4"/>
      <text:p text:style-name="P4"/>
      <text:p text:style-name="P4">Section C: Medical contra-indications and common side-effects</text:p>
      <text:p text:style-name="P4"/>
      <text:p text:style-name="P3"><text:span text:style-name="T1">Name 3 </text:span><text:span text:style-name="T2">common</text:span><text:span text:style-name="T1"> side effects of TMS.</text:span></text:p>
      <text:p text:style-name="P3"><text:span text:style-name="T1"/></text:p>
      <text:p text:style-name="P5">Name 5 conditions which would prevent a volunteer from participating in a TMS study?</text:p>
      <text:p text:style-name="P5"/>
      <text:p text:style-name="P5">During screening, a participant tells you that they are on prescribed medication for a health problem. You have not heard of the medication, but it is not listed in the screening information drugs list. What do you do?</text:p>
      <text:p text:style-name="P5"/>
      <text:p text:style-name="P5">A participant tells you that he is not epileptic, but that he suffered a seizure 6 months ago. Should he be permitted to undergo TMS?</text:p>
      <text:p text:style-name="P5"/>
      <text:p text:style-name="P5">A participant only violates one of the screening participation criteria: she has a cochlear implant. Under what conditions could this participant be allowed to take part in a TMS study?</text:p>
      <text:p text:style-name="P5"/>
      <text:p text:style-name="P5">When you are screening a participant, they tell you that they have consumed alcohol within the last 24 hours. Should this participant be permitted to take part in the study Why?</text:p>
      <text:p text:style-name="P5"/>
      <text:p text:style-name="P5">During screening, a participant tells you that they are on prescribed medication for a health problem. You have not heard of the medication, but it is not listed in the screening information drugs list. What do you do?</text:p>
      <text:p text:style-name="P5"/>
      <text:p text:style-name="P5">A participant only violates one of the screening participation criteria: she has a cochlear implant. Under what conditions could this participant be allowed to take part in a TMS study?</text:p>
      <text:p text:style-name="P5"/>
      <text:p text:style-name="P5"/>
      <text:p text:style-name="P4">Section D: Dealing with discomfort, side-effects, and emergencies</text:p>
      <text:p text:style-name="P4"/>
      <text:p text:style-name="P5"><text:soft-page-break/>A participant experiences discomfort during an experiment, but says that they feel completely fine when they leave. Does this need to be documented and reported to the TMS committee?</text:p>
      <text:p text:style-name="P5"/>
      <text:p text:style-name="P5">What information must be documented in the case of adverse TMS effects?</text:p>
      <text:p text:style-name="P5"/>
      <text:p text:style-name="P5">If a participant has a seizure during an experiment you are running, what must be done (immediately and following the incident)?</text:p>
      <text:p text:style-name="P5"/>
      <text:p text:style-name="P5">What are the visible signs of spreading cortical excitability?</text:p>
      <text:p text:style-name="P5"/>
      <text:p text:style-name="P5">What should you do if you notice signs of cortical excitability in a participant during a TMS experi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omplex="Arial"/>
    </style:style>
    <style:style style:name="MP2" style:family="paragraph" style:parent-style-name="Standard">
      <style:paragraph-properties fo:margin-left="0cm" fo:margin-right="3.45cm" fo:text-indent="0cm" style:auto-text-indent="false"/>
      <style:text-properties style:font-name="Arial" fo:font-size="10pt" style:font-size-asian="10pt"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3</text:page-number></text:p>
        <text:p text:style-name="MP2"/>
      </style:footer>
      <style:footer-left>
        <text:p text:style-name="MP1"><text:page-number text:select-page="current">2</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09:17:28.716303894</dc:date>
    <meta:print-date>2011-04-27T17:52:00</meta:print-date>
    <meta:editing-cycles>7</meta:editing-cycles>
    <meta:editing-duration>PT22M54S</meta:editing-duration>
    <meta:generator>LibreOffice/6.0.7.3$Linux_X86_64 LibreOffice_project/00m0$Build-3</meta:generator>
    <meta:document-statistic meta:table-count="0" meta:image-count="0" meta:object-count="0" meta:page-count="3" meta:paragraph-count="45" meta:word-count="699" meta:character-count="4134" meta:non-whitespace-character-count="3480"/>
  </office:meta>
</office:document-meta>
</file>